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style:paragraph-properties fo:orphans="0" fo:widows="0"/>
      <style:text-properties officeooo:paragraph-rsid="0017e310"/>
    </style:style>
    <style:style style:name="P2" style:family="paragraph" style:parent-style-name="normal">
      <style:paragraph-properties fo:orphans="0" fo:widows="0"/>
      <style:text-properties officeooo:paragraph-rsid="001978db"/>
    </style:style>
    <style:style style:name="P3" style:family="paragraph" style:parent-style-name="normal">
      <style:paragraph-properties fo:orphans="0" fo:widows="0"/>
      <style:text-properties fo:color="#bf0041" officeooo:rsid="0006b012" officeooo:paragraph-rsid="001978db"/>
    </style:style>
    <style:style style:name="P4" style:family="paragraph" style:parent-style-name="normal">
      <loext:graphic-properties draw:fill="none" draw:fill-color="#ffffff"/>
      <style:paragraph-properties fo:keep-together="auto" fo:orphans="0" fo:widows="0" fo:background-color="transparent" fo:padding="0in" fo:border="none" fo:keep-with-next="auto"/>
    </style:style>
    <style:style style:name="P5" style:family="paragraph" style:parent-style-name="normal">
      <loext:graphic-properties draw:fill="none" draw:fill-color="#ffffff"/>
      <style:paragraph-properties fo:keep-together="auto" fo:orphans="0" fo:widows="0" fo:background-color="transparent" fo:padding="0in" fo:border="none" fo:keep-with-next="auto"/>
      <style:text-properties officeooo:paragraph-rsid="0017e310"/>
    </style:style>
    <style:style style:name="P6" style:family="paragraph" style:parent-style-name="normal">
      <loext:graphic-properties draw:fill="none" draw:fill-color="#ffffff"/>
      <style:paragraph-properties fo:keep-together="auto" fo:orphans="0" fo:widows="0" fo:background-color="transparent" fo:padding="0in" fo:border="none" fo:keep-with-next="auto"/>
      <style:text-properties fo:font-weight="bold" style:font-weight-asian="bold" style:font-weight-complex="bold"/>
    </style:style>
    <style:style style:name="P7" style:family="paragraph" style:parent-style-name="normal">
      <loext:graphic-properties draw:fill="none" draw:fill-color="#ffffff"/>
      <style:paragraph-properties fo:keep-together="auto" fo:orphans="0" fo:widows="0" fo:background-color="transparent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8" style:family="paragraph" style:parent-style-name="normal">
      <loext:graphic-properties draw:fill="none" draw:fill-color="#ffffff"/>
      <style:paragraph-properties fo:keep-together="auto" fo:orphans="0" fo:widows="0" fo:background-color="transparent" fo:padding="0in" fo:border="none" fo:keep-with-next="auto"/>
      <style:text-properties style:font-name="Courier New" fo:font-size="9pt" style:font-name-asian="Courier New1" style:font-size-asian="9pt" style:font-name-complex="Courier New1" style:font-size-complex="9pt"/>
    </style:style>
    <style:style style:name="P9" style:family="paragraph" style:parent-style-name="normal">
      <loext:graphic-properties draw:fill="none" draw:fill-color="#ffffff"/>
      <style:paragraph-properties fo:keep-together="auto" fo:orphans="0" fo:widows="0" fo:background-color="transparent" fo:padding="0in" fo:border="none" fo:keep-with-next="auto"/>
      <style:text-properties fo:font-style="italic" style:font-style-asian="italic"/>
    </style:style>
    <style:style style:name="P10" style:family="paragraph" style:parent-style-name="Standard">
      <loext:graphic-properties draw:fill="none" draw:fill-color="#ffffff"/>
      <style:paragraph-properties fo:keep-together="auto" fo:orphans="0" fo:widows="0" fo:background-color="transparent" fo:padding="0in" fo:border="none" fo:keep-with-next="auto"/>
    </style:style>
    <style:style style:name="P11" style:family="paragraph" style:parent-style-name="normal">
      <loext:graphic-properties draw:fill="none" draw:fill-color="#ffffff"/>
      <style:paragraph-properties fo:orphans="0" fo:widows="0" fo:background-color="transparent" fo:padding="0in" fo:border="none"/>
    </style:style>
    <style:style style:name="P12" style:family="paragraph" style:parent-style-name="Standard">
      <loext:graphic-properties draw:fill="none" draw:fill-color="#ffffff"/>
      <style:paragraph-properties fo:orphans="0" fo:widows="0" fo:background-color="transparent" fo:padding="0in" fo:border="none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orphans="0" fo:widows="0" fo:background-color="transparent" fo:padding="0in" fo:border="none"/>
      <style:text-properties officeooo:paragraph-rsid="00274e58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loext:graphic-properties draw:fill="none" draw:fill-color="#ffffff"/>
      <style:paragraph-properties fo:orphans="0" fo:widows="0" fo:background-color="transparent" fo:padding="0in" fo:border="none"/>
      <style:text-properties style:use-window-font-color="true" style:font-name="0" fo:font-size="11pt" style:font-size-asian="11pt"/>
    </style:style>
    <style:style style:name="P16" style:family="paragraph" style:parent-style-name="Standard">
      <loext:graphic-properties draw:fill="none" draw:fill-color="#ffffff"/>
      <style:paragraph-properties fo:orphans="0" fo:widows="0" fo:background-color="transparent" fo:padding="0in" fo:border="none"/>
      <style:text-properties fo:color="#666666" style:font-name="0" fo:font-size="11pt" style:font-size-asian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0" fo:font-size="11pt" officeooo:rsid="0023381a" officeooo:paragraph-rsid="0023381a" style:font-size-asian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0" fo:font-size="11pt" style:font-size-asian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0" fo:font-size="11pt" officeooo:paragraph-rsid="0023381a" style:font-size-asian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0" fo:font-size="11pt" officeooo:paragraph-rsid="00274e58" style:font-size-asian="11pt"/>
    </style:style>
    <style:style style:name="P21" style:family="paragraph" style:parent-style-name="Standard">
      <style:paragraph-properties fo:text-align="start" style:justify-single-word="false"/>
      <style:text-properties fo:color="#0000ff" style:font-name="0" fo:font-size="11pt" style:font-size-asian="11pt"/>
    </style:style>
    <style:style style:name="P22" style:family="paragraph" style:parent-style-name="normal" style:master-page-name="Standard">
      <loext:graphic-properties draw:fill="none" draw:fill-color="#ffffff"/>
      <style:paragraph-properties fo:keep-together="auto" fo:orphans="0" fo:widows="0" style:page-number="1" fo:background-color="transparent" fo:padding="0in" fo:border="none" fo:keep-with-next="auto"/>
      <style:text-properties officeooo:paragraph-rsid="0017e310"/>
    </style:style>
    <style:style style:name="P23" style:family="paragraph" style:parent-style-name="normal">
      <style:paragraph-properties fo:orphans="0" fo:widows="0"/>
      <style:text-properties fo:color="#ff0000" officeooo:paragraph-rsid="001978db"/>
    </style:style>
    <style:style style:name="P24" style:family="paragraph" style:parent-style-name="normal">
      <style:paragraph-properties fo:orphans="0" fo:widows="0"/>
      <style:text-properties fo:color="#ff0000" officeooo:paragraph-rsid="003084a5"/>
    </style:style>
    <style:style style:name="P25" style:family="paragraph" style:parent-style-name="normal">
      <style:paragraph-properties fo:orphans="0" fo:widows="0"/>
      <style:text-properties officeooo:paragraph-rsid="003084a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03eb2" style:font-size-asian="12pt" style:font-size-complex="12pt"/>
    </style:style>
    <style:style style:name="T3" style:family="text">
      <style:text-properties fo:font-size="12pt" officeooo:rsid="002f0980" style:font-size-asian="12pt" style:font-size-complex="12pt"/>
    </style:style>
    <style:style style:name="T4" style:family="text">
      <style:text-properties fo:color="#0000f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fo:font-style="italic" style:font-style-asian="italic"/>
    </style:style>
    <style:style style:name="T8" style:family="text">
      <style:text-properties fo:color="#666666"/>
    </style:style>
    <style:style style:name="T9" style:family="text">
      <style:text-properties fo:color="#666666" style:font-name="0" fo:font-size="11pt" style:font-size-asian="11pt"/>
    </style:style>
    <style:style style:name="T10" style:family="text">
      <style:text-properties officeooo:rsid="0006b01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257c" style:font-weight-asian="bold" style:font-weight-complex="bold"/>
    </style:style>
    <style:style style:name="T13" style:family="text">
      <style:text-properties fo:font-weight="bold" officeooo:rsid="00199e2c" style:font-weight-asian="bold" style:font-weight-complex="bold"/>
    </style:style>
    <style:style style:name="T14" style:family="text">
      <style:text-properties officeooo:rsid="001f257c"/>
    </style:style>
    <style:style style:name="T15" style:family="text">
      <style:text-properties officeooo:rsid="00199e2c"/>
    </style:style>
    <style:style style:name="T16" style:family="text">
      <style:text-properties fo:color="#000000" style:font-name="0" fo:font-size="11pt" style:font-size-asian="11pt"/>
    </style:style>
    <style:style style:name="T17" style:family="text">
      <style:text-properties fo:color="#000000" style:font-name="0" fo:font-size="11pt" officeooo:rsid="0023381a" style:font-size-asian="11pt"/>
    </style:style>
    <style:style style:name="T18" style:family="text">
      <style:text-properties fo:color="#000000" style:font-name="0" fo:font-size="11pt" officeooo:rsid="00274e58" style:font-size-asian="11pt"/>
    </style:style>
    <style:style style:name="T19" style:family="text">
      <style:text-properties fo:color="#000000" style:font-name="0" fo:font-size="11pt" fo:font-weight="bold" style:font-size-asian="11pt" style:font-weight-asian="bold" style:font-weight-complex="bold"/>
    </style:style>
    <style:style style:name="T20" style:family="text">
      <style:text-properties fo:color="#000000" style:font-name="0" fo:font-size="11pt" fo:font-style="normal" fo:font-weight="bold" style:font-size-asian="11pt" style:font-style-asian="normal" style:font-weight-asian="bold" style:font-style-complex="normal" style:font-weight-complex="bold"/>
    </style:style>
    <style:style style:name="T21" style:family="text">
      <style:text-properties fo:color="#9a00ff" style:font-name="0" fo:font-size="11pt" style:font-size-asian="11pt"/>
    </style:style>
    <style:style style:name="T22" style:family="text">
      <style:text-properties style:use-window-font-color="true" style:font-name="0" fo:font-size="11pt" style:font-size-asian="11pt"/>
    </style:style>
    <style:style style:name="T23" style:family="text">
      <style:text-properties style:use-window-font-color="true" style:font-name="0" fo:font-size="11pt" officeooo:rsid="0023381a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CS2321 Lab </text:span><text:span text:style-name="T3">1</text:span></text:p>
      <text:p text:style-name="P4"><text:tab/><text:tab/><text:tab/><text:tab/><text:tab/><text:tab/><text:tab/><text:tab/><text:tab/><text:tab/></text:p>
      <text:p text:style-name="P1"><text:span text:style-name="T5">Lab Instructions</text:span>: </text:p>
      <text:p text:style-name="P5">Save the code you write for each exercise in this lab as a <text:span text:style-name="T7">library</text:span> -- that is, a textfile with a .py extension containing only executable python code (i.e. no angle-bracket prompts, etc). <text:s/>Name each file according to the exercise number (e.g. ex1.py, ex2.py, etc.) and save them to a directory <text:span text:style-name="T10">containing the report file, when completed, compress them together in a single zip file to be submitted on D2L</text:span>.</text:p>
      <text:p text:style-name="P11"/>
      <text:p text:style-name="P4">Each function should have a docstring explaining what the function does.</text:p>
      <text:p text:style-name="P4">Any <text:span text:style-name="T4">Follow-up Questions</text:span> and their Answers should be included in a <text:span text:style-name="T11">docstring</text:span> in the <text:span text:style-name="T6">main()</text:span> function.</text:p>
      <text:p text:style-name="P4"/>
      <text:p text:style-name="P4">e.g. <text:s/>the definition for a function should look like:</text:p>
      <text:p text:style-name="P7">def fct1():</text:p>
      <text:p text:style-name="P8"><text:s text:c="2"/>'''</text:p>
      <text:p text:style-name="P8"><text:tab/>This is the documentation-string explaining what this function does.</text:p>
      <text:p text:style-name="P8"><text:tab/>Questions posed by the exercise/lab instructor are also answered here.</text:p>
      <text:p text:style-name="P8"><text:s text:c="2"/>'''</text:p>
      <text:p text:style-name="P4"><text:s text:c="3"/><text:span text:style-name="T7">your function-code here…</text:span></text:p>
      <text:p text:style-name="P9"><text:s text:c="3"/>etc...</text:p>
      <text:p text:style-name="P4"/>
      <text:p text:style-name="P2"><text:span text:style-name="T5">Lab Deliverable</text:span>: Once all your programs run correctly, collect their code and the results of their test-cases in a nicely-formatted <text:span text:style-name="T13">PDF</text:span><text:span text:style-name="T15"> file exported from </text:span>Word Processing document (e.g. Word or Libre<text:span text:style-name="T15">Office</text:span> are fine) to <text:span text:style-name="T10">be included in the submission on D2L.</text:span><text:span text:style-name="T8"> </text:span></text:p>
      <text:p text:style-name="P3"/>
      <text:p text:style-name="P2">This report should consist of each lab exercise, <text:span text:style-name="T14">clearly </text:span><text:span text:style-name="T12">labeled</text:span><text:span text:style-name="T14"> </text:span><text:span text:style-name="T5">in</text:span> <text:span text:style-name="T5">order</text:span>, consisting of code, then copy/pasted output of its four provided test-cases.</text:p>
      <text:p text:style-name="P23"/>
      <text:p text:style-name="P25"><text:span text:style-name="T5">Paired Programming</text:span>:</text:p>
      <text:p text:style-name="P25">We will work today's lab assignments in pairs -- assigned by the instructor -- on a single computer in one partner's account. <text:s/>One person will start out as the <text:span text:style-name="T7">typist</text:span>, the other as the <text:span text:style-name="T7">verifier</text:span>. <text:s/>These roles will switch.</text:p>
      <text:p text:style-name="P25">For each problem, partners should decide upon their proposed algorithm to solve the given problem <text:span text:style-name="T7">before</text:span> the typist begins to type. <text:s/>Sketch it out on a sheet of paper, perhaps.</text:p>
      <text:p text:style-name="P25">For ten minute periods, the typist will type the code, while the other verifies and suggests corrections (typist has final decision). <text:s/>Under <text:span text:style-name="T5">no</text:span> circumstances may the verifier ever touch the mouse or keyboard. <text:s/>(Note: the <text:span text:style-name="T7">instructor </text:span>may not touch your input devices either!)</text:p>
      <text:p text:style-name="P25">On the instructor's ten-minute signal, partners will trade responsibilities. <text:s/>This should allow both partners to benefit from each other's strengths. <text:s/>Future paired-programming labs will be with different partners, to spread the gained experience around.</text:p>
      <text:p text:style-name="P24">Each partner should post the resulting code in their own HandIn folder. <text:s/>You may transmit partnership-generated code to the other partner (only!) by email or thumb-drive.</text:p>
      <text:p text:style-name="P11"/>
      <text:p text:style-name="P6"><text:span text:style-name="T5">Exercises</text:span> <text:s/></text:p>
      <text:p text:style-name="P10"><text:soft-page-break/><text:span text:style-name="T16">Using the turtle library and interface (from the book, the help command, or the internet), to design the following functions. </text:span><text:span text:style-name="T22">Include a screen-capture of two different sizes of each in your final Lab Report -- to show that the scale parameter is working. Please crop your screencaptures to only show the Turtle's graphics window.</text:span></text:p>
      <text:p text:style-name="P15"/>
      <text:p text:style-name="P17">Ex #1: Drawing circles</text:p>
      <text:p text:style-name="P19">1a) Implement Project #1 on page 240 of your 2nd ed. Textbook. Have your function print out the Turtle's traversed distance in the Shell. </text:p>
      <text:p text:style-name="P21">Explain your algorithm (e.g. as pseudocode) that leads the Turtle object to draw a circle</text:p>
      <text:p text:style-name="P21">according to the author's suggested method.</text:p>
      <text:p text:style-name="P18">1b) What Python code would draw the same circle using Turtle's .circle() method? Show me this code, and a screen-capture of the results.</text:p>
      <text:p text:style-name="P18"/>
      <text:p text:style-name="P18"/>
      <text:p text:style-name="P18"/>
      <text:p text:style-name="P18"/>
      <text:p text:style-name="P14"><text:span text:style-name="T17">Ex #2: </text:span><text:span text:style-name="T16">Define a function to draw a simple house using your turtle object. It should consist of a square body, a triangle roof, a rectangular door (with a round doorknob), and a square window with four window panes.</text:span></text:p>
      <text:p text:style-name="P14"><text:span text:style-name="T16">Name this function: </text:span><text:span text:style-name="T19">drawHouse(t, blc, scale=1)</text:span><text:span text:style-name="T16"> The parameter </text:span><text:span text:style-name="T20">blc</text:span><text:span text:style-name="T16"> should be a tuple (x,y) specifying the screen coordinates of the house's bottom left corner.</text:span></text:p>
      <text:p text:style-name="P14"><text:span text:style-name="T19">scale</text:span><text:span text:style-name="T16"> is assumed to be a floating-point value between (0 ... 5] that should be applied to each of your turtle's drawn distances, where 1 </text:span><text:span text:style-name="T17">means</text:span><text:span text:style-name="T16"> 100%. Changing this value should scale the size of your total drawing up/down </text:span><text:span text:style-name="T23">(e</text:span><text:span text:style-name="T22">.g. scale = 0.5 should draw a house half the size of that</text:span><text:span text:style-name="T9"> </text:span><text:span text:style-name="T22">drawn by your original code).</text:span><text:span text:style-name="T16"> As illustrated in the function signature above, it should be an </text:span><text:span text:style-name="T21">optional </text:span><text:span text:style-name="T16">parameter with a default value of one (1).</text:span></text:p>
      <text:p text:style-name="P18"/>
      <text:p text:style-name="P14"><text:span text:style-name="T18">Ex #3:</text:span><text:span text:style-name="T16"> Define a function </text:span><text:span text:style-name="T19">drawXmasTree(t, blc, scale=1)</text:span><text:span text:style-name="T16"> You may add further parameters beyond the first three if you wish (note: give any additional parameters default values!).</text:span></text:p>
      <text:p text:style-name="P18">Your tree should resemble three filled, superimposed green triangles (containing colored ball ornaments)</text:p>
      <text:p text:style-name="P18">over a brown trunk.</text:p>
      <text:p text:style-name="P14"><text:span text:style-name="T19">blc</text:span><text:span text:style-name="T16"> and </text:span><text:span text:style-name="T19">scale</text:span><text:span text:style-name="T16"> should work as in the preceding exercise.</text:span></text:p>
      <text:p text:style-name="P18"/>
      <text:p text:style-name="P14"><text:span text:style-name="T18">Ex #</text:span><text:span text:style-name="T16">4: Define a function </text:span><text:span text:style-name="T19">drawSnowman(t, blc, scale=1)</text:span><text:span text:style-name="T16"> Again, decide on your own parameter-list beyond the first three.</text:span></text:p>
      <text:p text:style-name="P18">Your snowman should consist of a three-circle body, an orange triangular nose, round black coal for eyes and mouth, a black stovepipe hat, and stick arms with three-fingered hands. The fingers should be drawn at random angles from each other.</text:p>
      <text:p text:style-name="P14"><text:span text:style-name="T16">As snowmen generally have few corners, let </text:span><text:span text:style-name="T19">blc</text:span><text:span text:style-name="T16"> here represent the tuple at the bottom-most point of the bottom-circle of its body.</text:span></text:p>
      <text:p text:style-name="P16"/>
      <text:p text:style-name="P12"><text:span text:style-name="T18">Ex #</text:span><text:span text:style-name="T16">5: Define a function </text:span><text:span text:style-name="T19">winterScene(t)</text:span></text:p>
      <text:p text:style-name="P14"><text:span text:style-name="T16">Again, you may decide on your own parameter-list </text:span><text:span text:style-name="T22">(if any)</text:span><text:span text:style-name="T9"> </text:span><text:span text:style-name="T16">beyond the first argument.</text:span></text:p>
      <text:p text:style-name="P14"><text:span text:style-name="T16">Your rendered WinterScene should contain a house, a </text:span><text:span text:style-name="T17">Christ</text:span><text:span text:style-name="T16">mas tree, and a snowman -- in any (reasonable) arrangement.</text:span></text:p>
      <text:p text:style-name="P20">Include two example screenshots in your lab report (accompanied by annotations/explanations)</text:p>
      <text:p text:style-name="P13"><text:span text:style-name="T16">of differently-scaled results of the functions in </text:span><text:span text:style-name="T17">Ex</text:span><text:span text:style-name="T16">#2-5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2-01-10T14:19:47.851813196</dc:date>
    <meta:editing-duration>P1DT2H14M6S</meta:editing-duration>
    <meta:editing-cycles>20</meta:editing-cycles>
    <meta:generator>LibreOffice/6.3.4.2$MacOSX_X86_64 LibreOffice_project/60da17e045e08f1793c57c00ba83cdfce946d0aa</meta:generator>
    <meta:document-statistic meta:table-count="0" meta:image-count="0" meta:object-count="0" meta:page-count="2" meta:paragraph-count="44" meta:word-count="834" meta:character-count="5183" meta:non-whitespace-character-count="4355"/>
  </office:meta>
</office:document-meta>
</file>